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hisTableGetsTheData" style:family="table">
      <style:table-properties style:width="6.9208in" table:align="left"/>
    </style:style>
    <style:style style:name="ThisTableGetsTheData.A" style:family="table-column">
      <style:table-column-properties style:column-width="0.7in"/>
    </style:style>
    <style:style style:name="ThisTableGetsTheData.B" style:family="table-column">
      <style:table-column-properties style:column-width="0.7944in"/>
    </style:style>
    <style:style style:name="ThisTableGetsTheData.C" style:family="table-column">
      <style:table-column-properties style:column-width="0.7021in"/>
    </style:style>
    <style:style style:name="ThisTableGetsTheData.D" style:family="table-column">
      <style:table-column-properties style:column-width="1.0264in"/>
    </style:style>
    <style:style style:name="ThisTableGetsTheData.E" style:family="table-column">
      <style:table-column-properties style:column-width="0.6403in"/>
    </style:style>
    <style:style style:name="ThisTableGetsTheData.F" style:family="table-column">
      <style:table-column-properties style:column-width="0.7049in"/>
    </style:style>
    <style:style style:name="ThisTableGetsTheData.I" style:family="table-column">
      <style:table-column-properties style:column-width="0.9431in"/>
    </style:style>
    <style:style style:name="ThisTableGetsTheData.A1" style:family="table-cell">
      <style:table-cell-properties fo:background-color="#cc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hisTableGetsTheData.I1" style:family="table-cell">
      <style:table-cell-properties fo:background-color="#ccffff" fo:padding="0.0382in" fo:border="0.0007in solid #000000">
        <style:background-image/>
      </style:table-cell-properties>
    </style:style>
    <style:style style:name="ThisTableGetsTheData.A2" style:family="table-cell">
      <style:table-cell-properties fo:padding="0.0382in" fo:border-left="0.0007in solid #000000" fo:border-right="none" fo:border-top="none" fo:border-bottom="0.0007in solid #000000"/>
    </style:style>
    <style:style style:name="ThisTableGetsTheData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hisTableGetsTheData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hisTableGetsTheData.D2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ThisTableGetsTheData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Heading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Stock Report</text:p>
      <table:table table:name="ThisTableGetsTheData" table:style-name="ThisTableGetsTheData">
        <table:table-column table:style-name="ThisTableGetsTheData.A"/>
        <table:table-column table:style-name="ThisTableGetsTheData.B"/>
        <table:table-column table:style-name="ThisTableGetsTheData.C"/>
        <table:table-column table:style-name="ThisTableGetsTheData.D"/>
        <table:table-column table:style-name="ThisTableGetsTheData.E"/>
        <table:table-column table:style-name="ThisTableGetsTheData.F" table:number-columns-repeated="3"/>
        <table:table-column table:style-name="ThisTableGetsTheData.I"/>
        <table:table-header-rows>
          <table:table-row>
            <table:table-cell table:style-name="ThisTableGetsTheData.A1" office:value-type="string">
              <text:p text:style-name="P6">Symbol</text:p>
            </table:table-cell>
            <table:table-cell table:style-name="ThisTableGetsTheData.A1" office:value-type="string">
              <text:p text:style-name="P6">Close</text:p>
            </table:table-cell>
            <table:table-cell table:style-name="ThisTableGetsTheData.A1" office:value-type="string">
              <text:p text:style-name="P6">Date</text:p>
            </table:table-cell>
            <table:table-cell table:style-name="ThisTableGetsTheData.A1" office:value-type="string">
              <text:p text:style-name="P6">Time</text:p>
            </table:table-cell>
            <table:table-cell table:style-name="ThisTableGetsTheData.A1" office:value-type="string">
              <text:p text:style-name="P6">Change</text:p>
            </table:table-cell>
            <table:table-cell table:style-name="ThisTableGetsTheData.A1" office:value-type="string">
              <text:p text:style-name="P6">Open</text:p>
            </table:table-cell>
            <table:table-cell table:style-name="ThisTableGetsTheData.A1" office:value-type="string">
              <text:p text:style-name="P6">High</text:p>
            </table:table-cell>
            <table:table-cell table:style-name="ThisTableGetsTheData.A1" office:value-type="string">
              <text:p text:style-name="P6">Low</text:p>
            </table:table-cell>
            <table:table-cell table:style-name="ThisTableGetsTheData.I1" office:value-type="string">
              <text:p text:style-name="P6">Volume</text:p>
            </table:table-cell>
          </table:table-row>
        </table:table-header-rows>
        <table:table-row>
          <table:table-cell table:style-name="ThisTableGetsTheData.A2" office:value-type="string">
            <text:p text:style-name="P5">GOOG</text:p>
          </table:table-cell>
          <table:table-cell table:style-name="ThisTableGetsTheData.B2" office:value-type="float" office:value="517.54">
            <text:p text:style-name="P4">517.54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+18.80">
            <text:p text:style-name="P4">+18.80</text:p>
          </table:table-cell>
          <table:table-cell table:style-name="ThisTableGetsTheData.B2" office:value-type="float" office:value="498.97">
            <text:p text:style-name="P4">498.97</text:p>
          </table:table-cell>
          <table:table-cell table:style-name="ThisTableGetsTheData.B2" office:value-type="float" office:value="518.99">
            <text:p text:style-name="P4">518.99</text:p>
          </table:table-cell>
          <table:table-cell table:style-name="ThisTableGetsTheData.B2" office:value-type="float" office:value="497.81">
            <text:p text:style-name="P4">497.81</text:p>
          </table:table-cell>
          <table:table-cell table:style-name="ThisTableGetsTheData.I2" office:value-type="float" office:value="4877683">
            <text:p text:style-name="P4">4877683</text:p>
          </table:table-cell>
        </table:table-row>
        <table:table-row>
          <table:table-cell table:style-name="ThisTableGetsTheData.A2" office:value-type="string">
            <text:p text:style-name="P5">YHOO</text:p>
          </table:table-cell>
          <table:table-cell table:style-name="ThisTableGetsTheData.B2" office:value-type="float" office:value="17.49">
            <text:p text:style-name="P4">17.49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+0.19">
            <text:p text:style-name="P4">+0.19</text:p>
          </table:table-cell>
          <table:table-cell table:style-name="ThisTableGetsTheData.B2" office:value-type="float" office:value="17.24">
            <text:p text:style-name="P4">17.24</text:p>
          </table:table-cell>
          <table:table-cell table:style-name="ThisTableGetsTheData.B2" office:value-type="float" office:value="17.49">
            <text:p text:style-name="P4">17.49</text:p>
          </table:table-cell>
          <table:table-cell table:style-name="ThisTableGetsTheData.B2" office:value-type="float" office:value="17.15">
            <text:p text:style-name="P4">17.15</text:p>
          </table:table-cell>
          <table:table-cell table:style-name="ThisTableGetsTheData.I2" office:value-type="float" office:value="12463817">
            <text:p text:style-name="P4">12463817</text:p>
          </table:table-cell>
        </table:table-row>
        <table:table-row>
          <table:table-cell table:style-name="ThisTableGetsTheData.A2" office:value-type="string">
            <text:p text:style-name="P5">RHT</text:p>
          </table:table-cell>
          <table:table-cell table:style-name="ThisTableGetsTheData.B2" office:value-type="float" office:value="27.91">
            <text:p text:style-name="P4">27.91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5pm">
            <text:p text:style-name="P3">4:05pm</text:p>
          </table:table-cell>
          <table:table-cell table:style-name="ThisTableGetsTheData.B2" office:value-type="float" office:value="-0.05">
            <text:p text:style-name="P4">-0.05</text:p>
          </table:table-cell>
          <table:table-cell table:style-name="ThisTableGetsTheData.B2" office:value-type="float" office:value="27.96">
            <text:p text:style-name="P4">27.96</text:p>
          </table:table-cell>
          <table:table-cell table:style-name="ThisTableGetsTheData.B2" office:value-type="float" office:value="27.96">
            <text:p text:style-name="P4">27.96</text:p>
          </table:table-cell>
          <table:table-cell table:style-name="ThisTableGetsTheData.B2" office:value-type="float" office:value="27.47">
            <text:p text:style-name="P4">27.47</text:p>
          </table:table-cell>
          <table:table-cell table:style-name="ThisTableGetsTheData.I2" office:value-type="float" office:value="1319059">
            <text:p text:style-name="P4">1319059</text:p>
          </table:table-cell>
        </table:table-row>
        <table:table-row>
          <table:table-cell table:style-name="ThisTableGetsTheData.A2" office:value-type="string">
            <text:p text:style-name="P5">ETFC</text:p>
          </table:table-cell>
          <table:table-cell table:style-name="ThisTableGetsTheData.B2" office:value-type="float" office:value="1.69">
            <text:p text:style-name="P4">1.69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-0.01">
            <text:p text:style-name="P4">-0.01</text:p>
          </table:table-cell>
          <table:table-cell table:style-name="ThisTableGetsTheData.B2" office:value-type="float" office:value="1.71">
            <text:p text:style-name="P4">1.71</text:p>
          </table:table-cell>
          <table:table-cell table:style-name="ThisTableGetsTheData.B2" office:value-type="float" office:value="1.74">
            <text:p text:style-name="P4">1.74</text:p>
          </table:table-cell>
          <table:table-cell table:style-name="ThisTableGetsTheData.B2" office:value-type="float" office:value="1.66">
            <text:p text:style-name="P4">1.66</text:p>
          </table:table-cell>
          <table:table-cell table:style-name="ThisTableGetsTheData.I2" office:value-type="float" office:value="171823488">
            <text:p text:style-name="P4">171823488</text:p>
          </table:table-cell>
        </table:table-row>
        <table:table-row>
          <table:table-cell table:style-name="ThisTableGetsTheData.A2" office:value-type="string">
            <text:p text:style-name="P5">IBM</text:p>
          </table:table-cell>
          <table:table-cell table:style-name="ThisTableGetsTheData.B2" office:value-type="float" office:value="122.78">
            <text:p text:style-name="P4">122.78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+1.43">
            <text:p text:style-name="P4">+1.43</text:p>
          </table:table-cell>
          <table:table-cell table:style-name="ThisTableGetsTheData.B2" office:value-type="float" office:value="121.12">
            <text:p text:style-name="P4">121.12</text:p>
          </table:table-cell>
          <table:table-cell table:style-name="ThisTableGetsTheData.B2" office:value-type="float" office:value="122.85">
            <text:p text:style-name="P4">122.85</text:p>
          </table:table-cell>
          <table:table-cell table:style-name="ThisTableGetsTheData.B2" office:value-type="float" office:value="120.94">
            <text:p text:style-name="P4">120.94</text:p>
          </table:table-cell>
          <table:table-cell table:style-name="ThisTableGetsTheData.I2" office:value-type="float" office:value="5967677">
            <text:p text:style-name="P4">5967677</text:p>
          </table:table-cell>
        </table:table-row>
        <table:table-row>
          <table:table-cell table:style-name="ThisTableGetsTheData.A2" office:value-type="string">
            <text:p text:style-name="P5">JAVA</text:p>
          </table:table-cell>
          <table:table-cell table:style-name="ThisTableGetsTheData.B2" office:value-type="float" office:value="8.95">
            <text:p text:style-name="P4">8.95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+0.05">
            <text:p text:style-name="P4">+0.05</text:p>
          </table:table-cell>
          <table:table-cell table:style-name="ThisTableGetsTheData.B2" office:value-type="float" office:value="8.88">
            <text:p text:style-name="P4">8.88</text:p>
          </table:table-cell>
          <table:table-cell table:style-name="ThisTableGetsTheData.B2" office:value-type="float" office:value="9.03">
            <text:p text:style-name="P4">9.03</text:p>
          </table:table-cell>
          <table:table-cell table:style-name="ThisTableGetsTheData.B2" office:value-type="float" office:value="8.81">
            <text:p text:style-name="P4">8.81</text:p>
          </table:table-cell>
          <table:table-cell table:style-name="ThisTableGetsTheData.I2" office:value-type="float" office:value="24210714">
            <text:p text:style-name="P4">24210714</text:p>
          </table:table-cell>
        </table:table-row>
        <table:table-row>
          <table:table-cell table:style-name="ThisTableGetsTheData.A2" office:value-type="string">
            <text:p text:style-name="P5">VMW</text:p>
          </table:table-cell>
          <table:table-cell table:style-name="ThisTableGetsTheData.B2" office:value-type="float" office:value="41.84">
            <text:p text:style-name="P4">41.84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1pm">
            <text:p text:style-name="P3">4:01pm</text:p>
          </table:table-cell>
          <table:table-cell table:style-name="ThisTableGetsTheData.B2" office:value-type="float" office:value="+0.73">
            <text:p text:style-name="P4">+0.73</text:p>
          </table:table-cell>
          <table:table-cell table:style-name="ThisTableGetsTheData.B2" office:value-type="float" office:value="40.86">
            <text:p text:style-name="P4">40.86</text:p>
          </table:table-cell>
          <table:table-cell table:style-name="ThisTableGetsTheData.B2" office:value-type="float" office:value="41.96">
            <text:p text:style-name="P4">41.96</text:p>
          </table:table-cell>
          <table:table-cell table:style-name="ThisTableGetsTheData.B2" office:value-type="float" office:value="40.86">
            <text:p text:style-name="P4">40.86</text:p>
          </table:table-cell>
          <table:table-cell table:style-name="ThisTableGetsTheData.I2" office:value-type="float" office:value="1250141">
            <text:p text:style-name="P4">1250141</text:p>
          </table:table-cell>
        </table:table-row>
        <table:table-row>
          <table:table-cell table:style-name="ThisTableGetsTheData.A2" office:value-type="string">
            <text:p text:style-name="P5">CTXS</text:p>
          </table:table-cell>
          <table:table-cell table:style-name="ThisTableGetsTheData.B2" office:value-type="float" office:value="39.57">
            <text:p text:style-name="P4">39.57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-0.51">
            <text:p text:style-name="P4">-0.51</text:p>
          </table:table-cell>
          <table:table-cell table:style-name="ThisTableGetsTheData.B2" office:value-type="float" office:value="39.86">
            <text:p text:style-name="P4">39.86</text:p>
          </table:table-cell>
          <table:table-cell table:style-name="ThisTableGetsTheData.B2" office:value-type="float" office:value="39.89">
            <text:p text:style-name="P4">39.89</text:p>
          </table:table-cell>
          <table:table-cell table:style-name="ThisTableGetsTheData.B2" office:value-type="float" office:value="39.11">
            <text:p text:style-name="P4">39.11</text:p>
          </table:table-cell>
          <table:table-cell table:style-name="ThisTableGetsTheData.I2" office:value-type="float" office:value="3638443">
            <text:p text:style-name="P4">3638443</text:p>
          </table:table-cell>
        </table:table-row>
        <table:table-row>
          <table:table-cell table:style-name="ThisTableGetsTheData.A2" office:value-type="string">
            <text:p text:style-name="P5">FIRE</text:p>
          </table:table-cell>
          <table:table-cell table:style-name="ThisTableGetsTheData.B2" office:value-type="float" office:value="21.85">
            <text:p text:style-name="P4">21.85</text:p>
          </table:table-cell>
          <table:table-cell table:style-name="ThisTableGetsTheData.C2" office:value-type="date" office:date-value="10/7/2009">
            <text:p text:style-name="P3">10/7/2009</text:p>
          </table:table-cell>
          <table:table-cell table:style-name="ThisTableGetsTheData.D2" office:value-type="time" office:time-value="4:00pm">
            <text:p text:style-name="P3">4:00pm</text:p>
          </table:table-cell>
          <table:table-cell table:style-name="ThisTableGetsTheData.B2" office:value-type="float" office:value="+0.08">
            <text:p text:style-name="P4">+0.08</text:p>
          </table:table-cell>
          <table:table-cell table:style-name="ThisTableGetsTheData.B2" office:value-type="float" office:value="21.73">
            <text:p text:style-name="P4">21.73</text:p>
          </table:table-cell>
          <table:table-cell table:style-name="ThisTableGetsTheData.B2" office:value-type="float" office:value="21.95">
            <text:p text:style-name="P4">21.95</text:p>
          </table:table-cell>
          <table:table-cell table:style-name="ThisTableGetsTheData.B2" office:value-type="float" office:value="21.59">
            <text:p text:style-name="P4">21.59</text:p>
          </table:table-cell>
          <table:table-cell table:style-name="ThisTableGetsTheData.I2" office:value-type="float" office:value="112475">
            <text:p text:style-name="P4">112475</text:p>
          </table:table-cell>
        </table:table-row>
      </table:table>
      <text:p text:style-name="P1">Run Date 2010-01-20</text:p>
      <text:p text:style-name="Standard"/>
      <text:p text:style-name="P7">Key things to remember when building a template:</text:p>
      <text:p text:style-name="P7">• You must include one row of sample data.</text:p>
      <text:p text:style-name="P7"><text:s text:c="8"/>° Empty rows do not exist in the template due to compression, you will get an error because the row is missing.</text:p>
      <text:p text:style-name="P7"><text:s text:c="8"/>° You control the formatting of the final output by changing the formatting of the sample row.</text:p>
      <text:p text:style-name="P7"><text:s text:c="8"/>° Real data is not necessary, just something to distinguish text/numbers/dates.</text:p>
      <text:p text:style-name="P7">• The number of columns must match the csv file. <text:s/>(Override this with the -o option.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02-26T17:43:14</meta:creation-date>
    <dc:date>2010-01-20T22:33:57</dc:date>
    <meta:editing-cycles>9</meta:editing-cycles>
    <meta:editing-duration>PT00H34M22S</meta:editing-duration>
    <dc:creator>Larry Jordan</dc:creator>
    <meta:document-statistic meta:table-count="1" meta:image-count="0" meta:object-count="0" meta:page-count="1" meta:paragraph-count="26" meta:word-count="108" meta:character-count="587"/>
    <meta:user-defined meta:name="Info 1"/>
    <meta:user-defined meta:name="Info 2"/>
    <meta:user-defined meta:name="Info 3"/>
    <meta:user-defined meta:name="Info 4"/>
  </office:meta>
</office:document-meta>
</file>